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bddf1" draw:textarea-horizontal-align="justify" draw:textarea-vertical-align="top" draw:auto-grow-height="false" fo:min-height="6.75cm" fo:min-width="18.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3" style:family="graphic" style:parent-style-name="standard">
      <style:graphic-properties draw:fill-color="#cbf1dd" draw:textarea-horizontal-align="justify" draw:textarea-vertical-align="top" draw:auto-grow-height="false" fo:min-height="6.75cm" fo:min-width="18.55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4cm" fo:min-width="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cm" fo:min-width="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6.75cm" fo:min-width="18.55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1.4cm" fo:min-width="5cm"/>
      <style:paragraph-properties style:writing-mode="lr-tb"/>
    </style:style>
    <style:style style:name="gr9" style:family="graphic" style:parent-style-name="standard">
      <style:graphic-properties draw:fill-color="#f3e9df" draw:textarea-horizontal-align="justify" draw:textarea-vertical-align="top" draw:auto-grow-height="false" fo:min-height="6.45cm" fo:min-width="18.55cm"/>
      <style:paragraph-properties style:writing-mode="lr-tb"/>
    </style:style>
    <style:style style:name="gr10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2.726cm" fo:min-width="2.47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248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2.726cm" fo:min-width="2.47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248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2.726cm" fo:min-width="2.47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248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objectwithoutfill">
      <style:graphic-properties draw:marker-start="" draw:marker-end="Pijlpunten_20_2" draw:fill="none" draw:textarea-vertical-align="middle"/>
    </style:style>
    <style:style style:name="gr20" style:family="graphic" style:parent-style-name="objectwithoutfill">
      <style:graphic-properties draw:marker-end="Pijlpunten_20_1" draw:fill="none" draw:textarea-vertical-align="middle"/>
    </style:style>
    <style:style style:name="gr21" style:family="graphic" style:parent-style-name="objectwithoutfill">
      <style:graphic-properties draw:marker-end="Pijlpunten_20_2" draw:fill="none" draw:textarea-vertical-align="middle"/>
    </style:style>
    <style:style style:name="P1" style:family="paragraph">
      <style:paragraph-properties fo:text-align="start"/>
      <style:text-properties fo:color="#000000" loext:opacity="100%"/>
    </style:style>
    <style:style style:name="P2" style:family="paragraph">
      <loext:graphic-properties draw:fill-color="#cbddf1"/>
      <style:paragraph-properties fo:text-align="start"/>
      <style:text-properties fo:color="#000000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-color="#cbf1dd"/>
      <style:paragraph-properties fo:text-align="start"/>
      <style:text-properties fo:color="#000000" loext:opacity="100%"/>
    </style:style>
    <style:style style:name="P5" style:family="paragraph">
      <loext:graphic-properties draw:fill-color="#77bc65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d7"/>
      <style:paragraph-properties fo:text-align="start"/>
      <style:text-properties fo:color="#000000" loext:opacity="100%"/>
    </style:style>
    <style:style style:name="P9" style:family="paragraph">
      <style:paragraph-properties fo:text-align="center"/>
      <style:text-properties fo:color="#000000" loext:opacity="100%"/>
    </style:style>
    <style:style style:name="P10" style:family="paragraph">
      <loext:graphic-properties draw:fill-color="#ffff00"/>
      <style:paragraph-properties fo:text-align="center"/>
      <style:text-properties fo:color="#000000" loext:opacity="100%"/>
    </style:style>
    <style:style style:name="P11" style:family="paragraph">
      <loext:graphic-properties draw:fill-color="#f3e9df"/>
      <style:paragraph-properties fo:text-align="start"/>
      <style:text-properties fo:color="#000000" loext:opacity="100%"/>
    </style:style>
    <style:style style:name="P12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draw:layer="layout" svg:width="19.05cm" svg:height="7cm" svg:x="0.95cm" svg:y="1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5cm" svg:height="3cm" svg:x="12.25cm" svg:y="3.1cm">
          <text:p text:style-name="P3">Contrac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5cm" svg:height="3cm" svg:x="2.65cm" svg:y="3.1cm">
          <text:p text:style-name="P3">Governmen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.05cm" svg:height="7cm" svg:x="0.95cm" svg:y="8cm">
          <text:p text:style-name="P1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5.5cm" svg:height="1.65cm" svg:x="13.95cm" svg:y="10.1cm">
          <text:p text:style-name="P3">Department a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cm" svg:height="1.65cm" svg:x="1.55cm" svg:y="10.1cm">
          <text:p text:style-name="P3">District a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5.5cm" svg:height="1.65cm" svg:x="1.55cm" svg:y="12.4cm">
          <text:p text:style-name="P3">District b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5.5cm" svg:height="1.65cm" svg:x="13.95cm" svg:y="12.3cm">
          <text:p text:style-name="P3">Department b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5.5cm" svg:height="1.65cm" draw:transform="rotate (1.5707963267949) translate (9.775cm 14.275cm)">
          <text:p text:style-name="P3">Contract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4.3cm" svg:y1="11.75cm" svg:x2="4.3cm" svg:y2="12.4cm" draw:start-shape="id1" draw:start-glue-point="2" draw:end-shape="id2" draw:end-glue-point="0" svg:d="M4300 11750v650" svg:viewBox="0 0 1 651">
          <text:p/>
        </draw:connector>
        <draw:connector draw:style-name="gr6" draw:text-style-name="P7" draw:layer="layout" draw:type="line" svg:x1="5.4cm" svg:y1="6.1cm" svg:x2="4.3cm" svg:y2="10.1cm" draw:start-shape="id3" draw:start-glue-point="2" draw:end-shape="id1" draw:end-glue-point="0" svg:d="M5400 6100l-1100 4000" svg:viewBox="0 0 1101 4001">
          <text:p/>
        </draw:connector>
        <draw:connector draw:style-name="gr6" draw:text-style-name="P7" draw:layer="layout" draw:type="line" svg:x1="15cm" svg:y1="6.1cm" svg:x2="16.7cm" svg:y2="10.1cm" draw:start-shape="id4" draw:start-glue-point="2" draw:end-shape="id5" draw:end-glue-point="0" svg:d="M15000 6100l1700 4000" svg:viewBox="0 0 1701 4001">
          <text:p/>
        </draw:connector>
        <draw:connector draw:style-name="gr6" draw:text-style-name="P7" draw:layer="layout" draw:type="line" svg:x1="16.7cm" svg:y1="11.75cm" svg:x2="16.7cm" svg:y2="12.3cm" draw:start-shape="id5" draw:start-glue-point="2" draw:end-shape="id6" draw:end-glue-point="0" svg:d="M16700 11750v550" svg:viewBox="0 0 1 551">
          <text:p/>
        </draw:connector>
        <draw:connector draw:style-name="gr6" draw:text-style-name="P7" draw:layer="layout" draw:type="line" svg:x1="13.95cm" svg:y1="10.925cm" svg:x2="11.425cm" svg:y2="11.525cm" draw:start-shape="id5" draw:start-glue-point="3" draw:end-shape="id7" draw:end-glue-point="2" svg:d="M13950 10925l-2525 600" svg:viewBox="0 0 2526 601">
          <text:p/>
        </draw:connector>
        <draw:connector draw:style-name="gr6" draw:text-style-name="P7" draw:layer="layout" draw:type="line" svg:x1="7.05cm" svg:y1="10.925cm" svg:x2="9.775cm" svg:y2="11.525cm" draw:start-shape="id1" draw:start-glue-point="1" draw:end-shape="id7" draw:end-glue-point="0" svg:d="M7050 10925l2725 600" svg:viewBox="0 0 2726 601">
          <text:p/>
        </draw:connector>
        <draw:connector draw:style-name="gr6" draw:text-style-name="P7" draw:layer="layout" draw:type="line" svg:x1="7.05cm" svg:y1="13.225cm" svg:x2="9.775cm" svg:y2="11.525cm" draw:start-shape="id2" draw:start-glue-point="1" draw:end-shape="id7" draw:end-glue-point="0" svg:d="M7050 13225l2725-1700" svg:viewBox="0 0 2726 1701">
          <text:p/>
        </draw:connector>
        <draw:connector draw:style-name="gr6" draw:text-style-name="P7" draw:layer="layout" draw:type="line" svg:x1="13.95cm" svg:y1="13.125cm" svg:x2="11.425cm" svg:y2="11.525cm" draw:start-shape="id6" draw:start-glue-point="3" draw:end-shape="id7" draw:end-glue-point="2" svg:d="M13950 13125l-2525-1600" svg:viewBox="0 0 2526 1601">
          <text:p/>
        </draw:connector>
        <draw:custom-shape draw:style-name="gr7" draw:text-style-name="P8" draw:layer="layout" svg:width="19.05cm" svg:height="7cm" svg:x="0.95cm" svg:y="15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8" draw:id="id8" draw:layer="layout" svg:width="5.5cm" svg:height="1.65cm" svg:x="1.55cm" svg:y="16.7cm">
          <text:p text:style-name="P9">Call</text:p>
          <draw:enhanced-geometry svg:viewBox="0 0 21600 21600" draw:type="rectangle" draw:enhanced-path="M 0 0 L 21600 0 21600 21600 0 21600 0 0 Z N"/>
        </draw:custom-shape>
        <draw:custom-shape draw:style-name="gr8" draw:text-style-name="P10" xml:id="id9" draw:id="id9" draw:layer="layout" svg:width="5.5cm" svg:height="1.65cm" svg:x="13.95cm" svg:y="16.7cm">
          <text:p text:style-name="P9">Order a</text:p>
          <draw:enhanced-geometry svg:viewBox="0 0 21600 21600" draw:type="rectangle" draw:enhanced-path="M 0 0 L 21600 0 21600 21600 0 21600 0 0 Z N"/>
        </draw:custom-shape>
        <draw:custom-shape draw:style-name="gr8" draw:text-style-name="P10" xml:id="id10" draw:id="id10" draw:layer="layout" svg:width="5.5cm" svg:height="1.65cm" svg:x="13.95cm" svg:y="18.8cm">
          <text:p text:style-name="P9">Order b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4.3cm" svg:y1="14.05cm" svg:x2="4.3cm" svg:y2="16.7cm" draw:start-shape="id2" draw:start-glue-point="2" draw:end-shape="id8" draw:end-glue-point="0" svg:d="M4300 14050v2650" svg:viewBox="0 0 1 2651">
          <text:p/>
        </draw:connector>
        <draw:connector draw:style-name="gr6" draw:text-style-name="P7" draw:layer="layout" draw:type="line" svg:x1="16.7cm" svg:y1="13.95cm" svg:x2="16.7cm" svg:y2="16.7cm" draw:start-shape="id6" draw:start-glue-point="2" draw:end-shape="id9" draw:end-glue-point="0" svg:d="M16700 13950v2750" svg:viewBox="0 0 1 2751">
          <text:p/>
        </draw:connector>
        <draw:connector draw:style-name="gr6" draw:text-style-name="P7" draw:layer="layout" draw:type="line" svg:x1="7.05cm" svg:y1="17.525cm" svg:x2="13.95cm" svg:y2="17.525cm" draw:start-shape="id8" draw:start-glue-point="1" draw:end-shape="id9" draw:end-glue-point="3" svg:d="M7050 17525h6900" svg:viewBox="0 0 6901 1">
          <text:p/>
        </draw:connector>
        <draw:connector draw:style-name="gr6" draw:text-style-name="P7" draw:layer="layout" draw:type="line" svg:x1="7.05cm" svg:y1="17.525cm" svg:x2="13.95cm" svg:y2="19.625cm" draw:start-shape="id8" draw:start-glue-point="1" draw:end-shape="id10" draw:end-glue-point="3" svg:d="M7050 17525l6900 2100" svg:viewBox="0 0 6901 2101">
          <text:p/>
        </draw:connector>
        <draw:custom-shape draw:style-name="gr9" draw:text-style-name="P11" draw:layer="layout" svg:width="19.05cm" svg:height="6.7cm" svg:x="0.95cm" svg:y="22cm">
          <text:p text:style-name="P1"><text:span text:style-name="T1">Public</text:span></text:p>
          <draw:enhanced-geometry svg:viewBox="0 0 21600 21600" draw:type="rectangle" draw:enhanced-path="M 0 0 L 21600 0 21600 21600 0 21600 0 0 Z N"/>
        </draw:custom-shape>
        <draw:g draw:name="user-identity 1" xml:id="id12" draw:id="id12">
          <draw:custom-shape draw:style-name="gr10" draw:text-style-name="P12" draw:layer="layout" svg:width="2.975cm" svg:height="2.975cm" svg:x="3.375cm" svg:y="24.1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0.743cm" svg:height="0.744cm" svg:x="4.491cm" svg:y="24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2" draw:text-style-name="P13" draw:layer="layout" svg:width="1.487cm" svg:height="1.303cm" svg:x="4.119cm" svg:y="25.716cm" draw:kind="arc" draw:start-angle="1.12" draw:end-angle="179.38">
            <text:p/>
          </draw:ellipse>
        </draw:g>
        <draw:g draw:name="user-identity 2" xml:id="id11" draw:id="id11">
          <draw:custom-shape draw:style-name="gr13" draw:text-style-name="P12" draw:layer="layout" svg:width="2.975cm" svg:height="2.975cm" svg:x="7.375cm" svg:y="24.13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0.743cm" svg:height="0.744cm" svg:x="8.491cm" svg:y="24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5" draw:text-style-name="P13" draw:layer="layout" svg:width="1.487cm" svg:height="1.303cm" svg:x="8.119cm" svg:y="25.717cm" draw:kind="arc" draw:start-angle="1.12" draw:end-angle="179.38">
            <text:p/>
          </draw:ellipse>
        </draw:g>
        <draw:g draw:name="user-identity 3" xml:id="id13" draw:id="id13">
          <draw:custom-shape draw:style-name="gr16" draw:text-style-name="P12" draw:layer="layout" svg:width="2.975cm" svg:height="2.975cm" svg:x="11.675cm" svg:y="24.13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0.743cm" svg:height="0.744cm" svg:x="12.791cm" svg:y="24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8" draw:text-style-name="P13" draw:layer="layout" svg:width="1.487cm" svg:height="1.303cm" svg:x="12.419cm" svg:y="25.717cm" draw:kind="arc" draw:start-angle="1.12" draw:end-angle="179.38">
            <text:p/>
          </draw:ellipse>
        </draw:g>
        <draw:connector draw:style-name="gr19" draw:text-style-name="P7" draw:layer="layout" draw:type="line" svg:x1="8.862cm" svg:y1="24.131cm" svg:x2="4.3cm" svg:y2="18.35cm" draw:start-shape="id11" draw:end-shape="id8" draw:end-glue-point="2" svg:d="M8862 24131l-4562-5781" svg:viewBox="0 0 4563 5782">
          <text:p/>
        </draw:connector>
        <draw:connector draw:style-name="gr20" draw:text-style-name="P7" draw:layer="layout" draw:type="line" svg:x1="4.862cm" svg:y1="24.13cm" svg:x2="4.3cm" svg:y2="18.35cm" draw:start-shape="id12" draw:end-shape="id8" draw:end-glue-point="2" svg:d="M4862 24130l-562-5780" svg:viewBox="0 0 563 5781">
          <text:p/>
        </draw:connector>
        <draw:connector draw:style-name="gr21" draw:text-style-name="P7" draw:layer="layout" draw:type="line" svg:x1="13.162cm" svg:y1="24.131cm" svg:x2="4.3cm" svg:y2="18.35cm" draw:start-shape="id13" draw:start-glue-point="0" draw:end-shape="id8" draw:end-glue-point="2" svg:d="M13162 24131l-8862-5781" svg:viewBox="0 0 8863 5782">
          <text:p/>
        </draw:connector>
        <draw:connector draw:style-name="gr6" draw:text-style-name="P7" draw:layer="layout" draw:type="line" svg:x1="11cm" svg:y1="21.2cm" svg:x2="4.3cm" svg:y2="18.35cm" draw:start-shape="id14" draw:start-glue-point="0" draw:end-shape="id8" draw:end-glue-point="2" svg:d="M11000 21200l-6700-2850" svg:viewBox="0 0 6701 2851">
          <text:p/>
        </draw:connector>
        <draw:connector draw:style-name="gr6" draw:text-style-name="P7" draw:layer="layout" draw:type="line" svg:x1="16.7cm" svg:y1="21.2cm" svg:x2="4.3cm" svg:y2="18.35cm" draw:start-shape="id15" draw:start-glue-point="0" draw:end-shape="id8" draw:end-glue-point="2" svg:d="M16700 21200l-12400-2850" svg:viewBox="0 0 12401 2851">
          <text:p/>
        </draw:connector>
        <draw:custom-shape draw:style-name="gr8" draw:text-style-name="P10" xml:id="id14" draw:id="id14" draw:layer="layout" svg:width="5.5cm" svg:height="1.65cm" svg:x="8.25cm" svg:y="21.2cm">
          <text:p text:style-name="P9">Status</text:p>
          <draw:enhanced-geometry svg:viewBox="0 0 21600 21600" draw:type="rectangle" draw:enhanced-path="M 0 0 L 21600 0 21600 21600 0 21600 0 0 Z N"/>
        </draw:custom-shape>
        <draw:custom-shape draw:style-name="gr8" draw:text-style-name="P10" xml:id="id15" draw:id="id15" draw:layer="layout" svg:width="5.5cm" svg:height="1.65cm" svg:x="13.95cm" svg:y="21.2cm">
          <text:p text:style-name="P9">Resul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ijlpunten_20_1" draw:display-name="Pijlpunten 1" svg:viewBox="0 7 20 13" svg:d="M0 20l10-13 10 13z"/>
    <draw:marker draw:name="Pijlpunten_20_2" draw:display-name="Pijlpunten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3T22:15:41.872333441</meta:creation-date>
    <dc:date>2021-12-03T22:38:53.725253994</dc:date>
    <meta:editing-duration>PT11M10S</meta:editing-duration>
    <meta:editing-cycles>2</meta:editing-cycles>
    <meta:generator>LibreOffice/7.2.2.2$Linux_X86_64 LibreOffice_project/20$Build-2</meta:generator>
    <meta:document-statistic meta:object-count="45"/>
  </office:meta>
</office:document-meta>
</file>